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.0791in" fo:margin-bottom="0.0791in" loext:contextual-spacing="false"/>
      <style:text-properties officeooo:rsid="001fcc85" officeooo:paragraph-rsid="001fcc85"/>
    </style:style>
    <style:style style:name="P2" style:family="paragraph" style:parent-style-name="Standard" style:list-style-name="L1">
      <style:paragraph-properties fo:margin-top="0.0791in" fo:margin-bottom="0.0791in" loext:contextual-spacing="false"/>
      <style:text-properties officeooo:rsid="0011c86a" officeooo:paragraph-rsid="0011c86a"/>
    </style:style>
    <style:style style:name="P3" style:family="paragraph" style:parent-style-name="Standard">
      <style:paragraph-properties fo:margin-top="0.0791in" fo:margin-bottom="0.0791in" loext:contextual-spacing="false"/>
      <style:text-properties officeooo:rsid="0011c86a" officeooo:paragraph-rsid="0011c86a"/>
    </style:style>
    <style:style style:name="P4" style:family="paragraph" style:parent-style-name="Standard" style:list-style-name="L1">
      <style:paragraph-properties fo:margin-top="0.0791in" fo:margin-bottom="0.0791in" loext:contextual-spacing="false"/>
      <style:text-properties officeooo:rsid="001b3a08" officeooo:paragraph-rsid="001b3a08"/>
    </style:style>
    <style:style style:name="P5" style:family="paragraph" style:parent-style-name="Standard" style:list-style-name="L1">
      <style:paragraph-properties fo:margin-top="0.0791in" fo:margin-bottom="0.0791in" loext:contextual-spacing="false"/>
      <style:text-properties officeooo:rsid="00214bab" officeooo:paragraph-rsid="00214bab"/>
    </style:style>
    <style:style style:name="P6" style:family="paragraph" style:parent-style-name="Standard" style:list-style-name="L1">
      <style:paragraph-properties fo:margin-top="0.0791in" fo:margin-bottom="0.0791in" loext:contextual-spacing="false"/>
      <style:text-properties officeooo:rsid="001c4ed6" officeooo:paragraph-rsid="001c4ed6"/>
    </style:style>
    <style:style style:name="P7" style:family="paragraph" style:parent-style-name="Standard" style:list-style-name="L1">
      <style:paragraph-properties fo:margin-top="0.0791in" fo:margin-bottom="0.0791in" loext:contextual-spacing="false"/>
      <style:text-properties officeooo:rsid="001e1694" officeooo:paragraph-rsid="001e1694"/>
    </style:style>
    <style:style style:name="P8" style:family="paragraph" style:parent-style-name="Standard" style:list-style-name="L1">
      <style:paragraph-properties fo:margin-top="0.0791in" fo:margin-bottom="0.0791in" loext:contextual-spacing="false"/>
      <style:text-properties officeooo:rsid="0020936b" officeooo:paragraph-rsid="0020936b"/>
    </style:style>
    <style:style style:name="P9" style:family="paragraph" style:parent-style-name="Standard">
      <style:paragraph-properties fo:margin-top="0.0791in" fo:margin-bottom="0.0791in" loext:contextual-spacing="false"/>
      <style:text-properties officeooo:rsid="0020936b" officeooo:paragraph-rsid="0020936b"/>
    </style:style>
    <style:style style:name="P10" style:family="paragraph" style:parent-style-name="Standard" style:list-style-name="L2">
      <style:paragraph-properties fo:margin-top="0.0791in" fo:margin-bottom="0.0791in" loext:contextual-spacing="false"/>
      <style:text-properties officeooo:rsid="00229453" officeooo:paragraph-rsid="00229453"/>
    </style:style>
    <style:style style:name="P11" style:family="paragraph" style:parent-style-name="Standard">
      <style:paragraph-properties fo:margin-top="0.0791in" fo:margin-bottom="0.0791in" loext:contextual-spacing="false"/>
      <style:text-properties officeooo:rsid="00229453" officeooo:paragraph-rsid="00229453"/>
    </style:style>
    <style:style style:name="P12" style:family="paragraph" style:parent-style-name="Standard">
      <style:paragraph-properties fo:margin-top="0.0791in" fo:margin-bottom="0.0791in" loext:contextual-spacing="false"/>
      <style:text-properties officeooo:rsid="00229453" officeooo:paragraph-rsid="0020936b"/>
    </style:style>
    <style:style style:name="P13" style:family="paragraph" style:parent-style-name="Standard" style:list-style-name="L2">
      <style:paragraph-properties fo:margin-top="0.0791in" fo:margin-bottom="0.0791in" loext:contextual-spacing="false"/>
      <style:text-properties officeooo:paragraph-rsid="002376bf"/>
    </style:style>
    <style:style style:name="T1" style:family="text">
      <style:text-properties officeooo:rsid="0020936b"/>
    </style:style>
    <style:style style:name="T2" style:family="text">
      <style:text-properties officeooo:rsid="002376bf"/>
    </style:style>
    <style:style style:name="T3" style:family="text">
      <style:text-properties officeooo:rsid="00241c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OTES RADART</text:p>
      <text:p text:style-name="P12"/>
      <text:list xml:id="list811807594" text:style-name="L2">
        <text:list-item>
          <text:p text:style-name="P13"><text:span text:style-name="T2">Add date edit in edit modal</text:span></text:p>
        </text:list-item>
        <text:list-item>
          <text:p text:style-name="P10">Card img fix</text:p>
        </text:list-item>
        <text:list-item>
          <text:p text:style-name="P10">Past events filter, card and Modal badge</text:p>
        </text:list-item>
        <text:list-item>
          <text:p text:style-name="P10"><text:span text:style-name="T1">Take IG, FB, X, Whp data in the registration</text:span></text:p>
        </text:list-item>
        <text:list-item>
          <text:p text:style-name="P10">Set some real examples <text:span text:style-name="T3">(delete events subcollection)</text:span></text:p>
        </text:list-item>
      </text:list>
      <text:p text:style-name="P11"/>
      <text:p text:style-name="P11">Backlog</text:p>
      <text:list xml:id="list4242326049" text:style-name="L1">
        <text:list-item>
          <text:p text:style-name="P1">Tell them about the active = true, to deactivate manually when necessary</text:p>
        </text:list-item>
        <text:list-item>
          <text:p text:style-name="P2">See the dark/light theme toggle (already navbar button set)</text:p>
        </text:list-item>
        <text:list-item>
          <text:p text:style-name="P2">Check the usage and test the Skeleton.tsx for placeholders, for cards</text:p>
        </text:list-item>
        <text:list-item>
          <text:p text:style-name="P4">Loading.js</text:p>
        </text:list-item>
        <text:list-item>
          <text:p text:style-name="P5">Error.js</text:p>
        </text:list-item>
        <text:list-item>
          <text:p text:style-name="P6">Fetch amenities from Firebase</text:p>
        </text:list-item>
        <text:list-item>
          <text:p text:style-name="P7">Fetch filter options on events page from Firebase</text:p>
        </text:list-item>
        <text:list-item>
          <text:p text:style-name="P8">Center the Map based on location</text:p>
        </text:list-item>
        <text:list-item>
          <text:p text:style-name="P8">Filters: Closest in date and closest in distance</text:p>
        </text:list-item>
        <text:list-item>
          <text:p text:style-name="P8">Dashboard for admin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B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5T19:53:19.016769532</meta:creation-date>
    <dc:date>2025-04-02T19:39:51.166340106</dc:date>
    <meta:editing-duration>PT15H8M6S</meta:editing-duration>
    <meta:editing-cycles>17</meta:editing-cycles>
    <meta:generator>LibreOffice/6.4.7.2$Linux_X86_64 LibreOffice_project/40$Build-2</meta:generator>
    <meta:document-statistic meta:table-count="0" meta:image-count="0" meta:object-count="0" meta:page-count="1" meta:paragraph-count="17" meta:word-count="113" meta:character-count="610" meta:non-whitespace-character-count="529"/>
  </office:meta>
</office:document-meta>
</file>